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1F0000063680020C693F67D91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7.20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0.794cm"/>
    </style:style>
    <style:style style:name="Tabela2.B" style:family="table-column">
      <style:table-column-properties style:column-width="0.907cm"/>
    </style:style>
    <style:style style:name="Tabela2.C" style:family="table-column">
      <style:table-column-properties style:column-width="1.104cm"/>
    </style:style>
    <style:style style:name="Tabela2.D" style:family="table-column">
      <style:table-column-properties style:column-width="0.695cm"/>
    </style:style>
    <style:style style:name="Tabela2.E" style:family="table-column">
      <style:table-column-properties style:column-width="0.434cm"/>
    </style:style>
    <style:style style:name="Tabela2.F" style:family="table-column">
      <style:table-column-properties style:column-width="1.967cm"/>
    </style:style>
    <style:style style:name="Tabela2.G" style:family="table-column">
      <style:table-column-properties style:column-width="1.304cm"/>
    </style:style>
    <style:style style:name="Tabela2.1" style:family="table-row">
      <style:table-row-properties style:min-row-height="1.302cm"/>
    </style:style>
    <style:style style:name="Tabela2.A1" style:family="table-cell">
      <style:table-cell-properties fo:padding="0cm" fo:border-left="none" fo:border-right="none" fo:border-top="none" fo:border-bottom="1pt solid #000000"/>
    </style:style>
    <style:style style:name="Tabela2.A2" style:family="table-cell">
      <style:table-cell-properties fo:padding="0cm" fo:border="none"/>
    </style:style>
    <style:style style:name="Tabela2.A11" style:family="table-cell">
      <style:table-cell-properties fo:padding="0cm" fo:border-left="none" fo:border-right="none" fo:border-top="1pt solid #000000" fo:border-bottom="none"/>
    </style:style>
    <style:style style:name="Tabela2.A17" style:family="table-cell">
      <style:table-cell-properties fo:padding="0.097cm" fo:border-left="none" fo:border-right="none" fo:border-top="none" fo:border-bottom="1pt solid #000000"/>
    </style:style>
    <style:style style:name="Tabela2.20" style:family="table-row">
      <style:table-row-properties style:min-row-height="0.328cm"/>
    </style:style>
    <style:style style:name="Tabela2.22" style:family="table-row">
      <style:table-row-properties style:min-row-height="0.4cm" fo:background-color="transparent" fo:keep-together="auto">
        <style:background-image/>
      </style:table-row-properties>
    </style:style>
    <style:style style:name="Tabela2.B22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a2.24" style:family="table-row">
      <style:table-row-properties style:min-row-height="0.827cm"/>
    </style:style>
    <style:style style:name="Tabela2.25" style:family="table-row">
      <style:table-row-properties style:min-row-height="0.369cm"/>
    </style:style>
    <style:style style:name="Tabela2.A25" style:family="table-cell">
      <style:table-cell-properties fo:padding="0.097cm" fo:border="none"/>
    </style:style>
    <style:style style:name="Tabela2.26" style:family="table-row">
      <style:table-row-properties style:min-row-height="0.369cm"/>
    </style:style>
    <style:style style:name="Tabela2.27" style:family="table-row">
      <style:table-row-properties style:min-row-height="0.369cm"/>
    </style:style>
    <style:style style:name="Tabela2.A27" style:family="table-cell">
      <style:table-cell-properties fo:padding="0.097cm" fo:border="none"/>
    </style:style>
    <style:style style:name="Tabela2.28" style:family="table-row">
      <style:table-row-properties style:min-row-height="0.369cm"/>
    </style:style>
    <style:style style:name="Tabela2.A28" style:family="table-cell">
      <style:table-cell-properties fo:padding="0.097cm" fo:border="none"/>
    </style:style>
    <style:style style:name="Tabela2.29" style:family="table-row">
      <style:table-row-properties style:min-row-height="0.369cm"/>
    </style:style>
    <style:style style:name="Tabela2.30" style:family="table-row">
      <style:table-row-properties style:min-row-height="0.369cm"/>
    </style:style>
    <style:style style:name="Tabela2.A30" style:family="table-cell">
      <style:table-cell-properties fo:padding="0.097cm" fo:border="none"/>
    </style:style>
    <style:style style:name="Tabela2.31" style:family="table-row">
      <style:table-row-properties style:min-row-height="0.369cm"/>
    </style:style>
    <style:style style:name="Tabela2.A31" style:family="table-cell">
      <style:table-cell-properties fo:padding="0.097cm" fo:border-left="none" fo:border-right="none" fo:border-top="1pt solid #000000" fo:border-bottom="1pt solid #000000"/>
    </style:style>
    <style:style style:name="Tabela2.32" style:family="table-row">
      <style:table-row-properties style:min-row-height="0.369cm"/>
    </style:style>
    <style:style style:name="Tabela2.33" style:family="table-row">
      <style:table-row-properties style:min-row-height="0.369cm"/>
    </style:style>
    <style:style style:name="Tabela2.34" style:family="table-row">
      <style:table-row-properties style:min-row-height="0.369cm"/>
    </style:style>
    <style:style style:name="Tabela2.35" style:family="table-row">
      <style:table-row-properties style:min-row-height="0.369cm"/>
    </style:style>
    <style:style style:name="Tabela2.36" style:family="table-row">
      <style:table-row-properties style:min-row-height="0.369cm"/>
    </style:style>
    <style:style style:name="Tabela2.37" style:family="table-row">
      <style:table-row-properties style:min-row-height="0.258cm"/>
    </style:style>
    <style:style style:name="Tabela2.39" style:family="table-row">
      <style:table-row-properties style:min-row-height="0.369cm"/>
    </style:style>
    <style:style style:name="Tabela2.40" style:family="table-row">
      <style:table-row-properties style:min-row-height="0.369cm"/>
    </style:style>
    <style:style style:name="Tabela2.41" style:family="table-row">
      <style:table-row-properties style:min-row-height="0.369cm"/>
    </style:style>
    <style:style style:name="P1" style:family="paragraph" style:parent-style-name="Preformatted_20_Text">
      <style:paragraph-properties fo:text-align="start" style:justify-single-word="false"/>
      <style:text-properties officeooo:paragraph-rsid="005ec2ad"/>
    </style:style>
    <style:style style:name="P2" style:family="paragraph" style:parent-style-name="Preformatted_20_Text">
      <style:paragraph-properties fo:text-align="start" style:justify-single-word="false"/>
      <style:text-properties officeooo:paragraph-rsid="00cd55f7"/>
    </style:style>
    <style:style style:name="P3" style:family="paragraph" style:parent-style-name="Preformatted_20_Text">
      <style:paragraph-properties fo:text-align="start" style:justify-single-word="false"/>
      <style:text-properties officeooo:paragraph-rsid="00cfe899"/>
    </style:style>
    <style:style style:name="P4" style:family="paragraph" style:parent-style-name="Preformatted_20_Text">
      <style:paragraph-properties fo:text-align="start" style:justify-single-word="false"/>
      <style:text-properties officeooo:paragraph-rsid="004e1ffd"/>
    </style:style>
    <style:style style:name="P5" style:family="paragraph" style:parent-style-name="Preformatted_20_Text">
      <style:paragraph-properties fo:text-align="start" style:justify-single-word="false"/>
      <style:text-properties officeooo:paragraph-rsid="00d44c4e"/>
    </style:style>
    <style:style style:name="P6" style:family="paragraph" style:parent-style-name="Preformatted_20_Text">
      <style:paragraph-properties fo:text-align="start" style:justify-single-word="false"/>
      <style:text-properties officeooo:paragraph-rsid="007a887d"/>
    </style:style>
    <style:style style:name="P7" style:family="paragraph" style:parent-style-name="Preformatted_20_Text">
      <style:paragraph-properties fo:text-align="start" style:justify-single-word="false"/>
      <style:text-properties officeooo:paragraph-rsid="01207390"/>
    </style:style>
    <style:style style:name="P8" style:family="paragraph" style:parent-style-name="Preformatted_20_Text">
      <style:paragraph-properties fo:text-align="start" style:justify-single-word="false"/>
      <style:text-properties officeooo:paragraph-rsid="012824f3"/>
    </style:style>
    <style:style style:name="P9" style:family="paragraph" style:parent-style-name="Preformatted_20_Text">
      <style:paragraph-properties fo:text-align="start" style:justify-single-word="false"/>
      <style:text-properties officeooo:paragraph-rsid="012ec943"/>
    </style:style>
    <style:style style:name="P10" style:family="paragraph" style:parent-style-name="Preformatted_20_Text">
      <style:paragraph-properties fo:text-align="end" style:justify-single-word="false"/>
      <style:text-properties officeooo:paragraph-rsid="008bb772"/>
    </style:style>
    <style:style style:name="P11" style:family="paragraph" style:parent-style-name="Preformatted_20_Text">
      <style:paragraph-properties fo:text-align="end" style:justify-single-word="false"/>
      <style:text-properties officeooo:paragraph-rsid="00f9f4fd"/>
    </style:style>
    <style:style style:name="P12" style:family="paragraph" style:parent-style-name="Preformatted_20_Text">
      <style:paragraph-properties fo:text-align="end" style:justify-single-word="false"/>
      <style:text-properties officeooo:paragraph-rsid="007a887d"/>
    </style:style>
    <style:style style:name="P13" style:family="paragraph" style:parent-style-name="Preformatted_20_Text">
      <style:paragraph-properties fo:text-align="end" style:justify-single-word="false"/>
      <style:text-properties officeooo:paragraph-rsid="01100664"/>
    </style:style>
    <style:style style:name="P14" style:family="paragraph" style:parent-style-name="Preformatted_20_Text">
      <style:paragraph-properties fo:text-align="end" style:justify-single-word="false"/>
      <style:text-properties officeooo:paragraph-rsid="012824f3"/>
    </style:style>
    <style:style style:name="P15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normal" officeooo:rsid="00c79dee" officeooo:paragraph-rsid="00c79dee" style:font-size-asian="6pt" style:font-weight-asian="normal" style:font-size-complex="6pt" style:font-weight-complex="normal"/>
    </style:style>
    <style:style style:name="P16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normal" officeooo:rsid="00c79dee" officeooo:paragraph-rsid="00cd55f7" style:font-size-asian="6pt" style:font-weight-asian="normal" style:font-size-complex="6pt" style:font-weight-complex="normal"/>
    </style:style>
    <style:style style:name="P17" style:family="paragraph" style:parent-style-name="Preformatted_20_Text">
      <style:paragraph-properties fo:text-align="start" style:justify-single-word="false"/>
      <style:text-properties fo:color="#000000" style:font-name="Liberation Sans" fo:font-size="6pt" fo:font-weight="bold" officeooo:rsid="002f6647" officeooo:paragraph-rsid="004e1ffd" style:font-size-asian="6pt" style:font-weight-asian="bold" style:font-size-complex="6pt" style:font-weight-complex="bold"/>
    </style:style>
    <style:style style:name="P18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bold" officeooo:rsid="002f6647" officeooo:paragraph-rsid="004e1ffd" style:font-name-asian="Nimbus Mono L" style:font-size-asian="8pt" style:font-weight-asian="bold" style:font-name-complex="Liberation Mono" style:font-size-complex="8pt" style:font-weight-complex="bold"/>
    </style:style>
    <style:style style:name="P19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bold" officeooo:rsid="00ce7d7e" officeooo:paragraph-rsid="00cfe899" style:font-name-asian="Nimbus Mono L" style:font-size-asian="8pt" style:font-weight-asian="bold" style:font-name-complex="Liberation Mono" style:font-size-complex="8pt" style:font-weight-complex="bold"/>
    </style:style>
    <style:style style:name="P20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bold" officeooo:rsid="0032345b" officeooo:paragraph-rsid="007a887d" style:font-size-asian="8pt" style:font-weight-asian="bold" style:font-size-complex="8pt" style:font-weight-complex="bold"/>
    </style:style>
    <style:style style:name="P21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bold" officeooo:rsid="00320770" officeooo:paragraph-rsid="007a887d" style:font-size-asian="8pt" style:font-weight-asian="bold" style:font-size-complex="8pt" style:font-weight-complex="bold"/>
    </style:style>
    <style:style style:name="P22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normal" officeooo:rsid="0032345b" officeooo:paragraph-rsid="007a887d" style:font-size-asian="8pt" style:font-weight-asian="normal" style:font-size-complex="8pt" style:font-weight-complex="normal"/>
    </style:style>
    <style:style style:name="P23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32345b" officeooo:paragraph-rsid="007a887d" style:font-size-asian="8pt" style:font-weight-asian="normal" style:font-size-complex="8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32345b" officeooo:paragraph-rsid="00cd55f7" style:font-size-asian="8pt" style:font-weight-asian="normal" style:font-size-complex="8pt" style:font-weight-complex="normal"/>
    </style:style>
    <style:style style:name="P25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c79dee" officeooo:paragraph-rsid="00c79dee" style:font-size-asian="8pt" style:font-weight-asian="normal" style:font-size-complex="8pt" style:font-weight-complex="normal"/>
    </style:style>
    <style:style style:name="P26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c79dee" officeooo:paragraph-rsid="00cd55f7" style:font-size-asian="8pt" style:font-weight-asian="normal" style:font-size-complex="8pt" style:font-weight-complex="normal"/>
    </style:style>
    <style:style style:name="P27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326547" officeooo:paragraph-rsid="00c59199" style:font-size-asian="8pt" style:font-weight-asian="normal" style:font-size-complex="8pt" style:font-weight-complex="normal"/>
    </style:style>
    <style:style style:name="P28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326547" officeooo:paragraph-rsid="00cd55f7" style:font-size-asian="8pt" style:font-weight-asian="normal" style:font-size-complex="8pt" style:font-weight-complex="normal"/>
    </style:style>
    <style:style style:name="P29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normal" officeooo:rsid="0038e501" officeooo:paragraph-rsid="012ec943" style:font-size-asian="8pt" style:font-weight-asian="normal" style:font-size-complex="8pt" style:font-weight-complex="normal"/>
    </style:style>
    <style:style style:name="P30" style:family="paragraph" style:parent-style-name="Preformatted_20_Text">
      <style:paragraph-properties fo:text-align="end" style:justify-single-word="false"/>
      <style:text-properties fo:color="#000000" style:font-name="Liberation Sans" fo:font-size="8pt" fo:font-weight="normal" officeooo:rsid="00228854" officeooo:paragraph-rsid="004e1ffd" style:font-name-asian="Nimbus Mono L" style:font-size-asian="8pt" style:font-weight-asian="normal" style:font-name-complex="Liberation Mono" style:font-size-complex="8pt" style:font-weight-complex="normal"/>
    </style:style>
    <style:style style:name="P31" style:family="paragraph" style:parent-style-name="Preformatted_20_Text">
      <style:paragraph-properties fo:text-align="center" style:justify-single-word="false"/>
      <style:text-properties officeooo:paragraph-rsid="007a887d"/>
    </style:style>
    <style:style style:name="P32" style:family="paragraph" style:parent-style-name="Preformatted_20_Text">
      <style:paragraph-properties fo:text-align="center" style:justify-single-word="false"/>
      <style:text-properties officeooo:paragraph-rsid="00c79dee"/>
    </style:style>
    <style:style style:name="P33" style:family="paragraph" style:parent-style-name="Preformatted_20_Text">
      <style:paragraph-properties fo:text-align="center" style:justify-single-word="false"/>
      <style:text-properties officeooo:paragraph-rsid="00cd55f7"/>
    </style:style>
    <style:style style:name="P34" style:family="paragraph" style:parent-style-name="Preformatted_20_Text">
      <style:paragraph-properties fo:text-align="center" style:justify-single-word="false"/>
      <style:text-properties officeooo:paragraph-rsid="00d44c4e"/>
    </style:style>
    <style:style style:name="P35" style:family="paragraph" style:parent-style-name="Preformatted_20_Text">
      <style:paragraph-properties fo:text-align="center" style:justify-single-word="false"/>
      <style:text-properties style:font-name="Liberation Sans" fo:font-size="8pt" fo:font-weight="bold" officeooo:rsid="00cec75b" officeooo:paragraph-rsid="00cd55f7" style:font-size-asian="8pt" style:font-weight-asian="bold" style:font-size-complex="8pt" style:font-weight-complex="bold"/>
    </style:style>
    <style:style style:name="P36" style:family="paragraph" style:parent-style-name="Preformatted_20_Text">
      <style:paragraph-properties fo:text-align="start" style:justify-single-word="false"/>
      <style:text-properties style:font-name="Liberation Sans" fo:font-size="8pt" officeooo:rsid="00cfe899" officeooo:paragraph-rsid="004e1ffd" style:font-size-asian="8pt" style:font-size-complex="8pt"/>
    </style:style>
    <style:style style:name="P37" style:family="paragraph" style:parent-style-name="Preformatted_20_Text">
      <style:paragraph-properties fo:text-align="start" style:justify-single-word="false"/>
      <style:text-properties style:font-name="Liberation Sans" fo:font-size="8pt" officeooo:paragraph-rsid="005e5852" style:font-size-asian="8pt" style:font-size-complex="8pt"/>
    </style:style>
    <style:style style:name="P38" style:family="paragraph" style:parent-style-name="Preformatted_20_Text">
      <style:paragraph-properties fo:text-align="start" style:justify-single-word="false"/>
      <style:text-properties style:font-name="Liberation Sans" fo:font-size="8pt" officeooo:paragraph-rsid="00cd55f7" style:font-size-asian="8pt" style:font-size-complex="8pt"/>
    </style:style>
    <style:style style:name="P39" style:family="paragraph" style:parent-style-name="Preformatted_20_Text">
      <style:paragraph-properties fo:text-align="start" style:justify-single-word="false"/>
      <style:text-properties style:font-name="Liberation Sans" fo:font-size="7pt" officeooo:rsid="0111488c" officeooo:paragraph-rsid="012824f3" style:font-size-asian="7pt" style:font-size-complex="7pt"/>
    </style:style>
    <style:style style:name="P40" style:family="paragraph" style:parent-style-name="Standard">
      <style:text-properties officeooo:paragraph-rsid="004b8245"/>
    </style:style>
    <style:style style:name="P41" style:family="paragraph" style:parent-style-name="Standard">
      <style:text-properties officeooo:paragraph-rsid="00bd1301"/>
    </style:style>
    <style:style style:name="P42" style:family="paragraph" style:parent-style-name="Standard">
      <style:text-properties officeooo:paragraph-rsid="00cd55f7"/>
    </style:style>
    <style:style style:name="P43" style:family="paragraph" style:parent-style-name="Standard">
      <style:text-properties style:font-name="Liberation Sans" fo:font-size="8pt" officeooo:rsid="00d936c0" officeooo:paragraph-rsid="00bd1301" style:font-size-asian="8pt" style:font-size-complex="8pt"/>
    </style:style>
    <style:style style:name="P44" style:family="paragraph" style:parent-style-name="Standard">
      <style:paragraph-properties style:shadow="none">
        <style:tab-stops/>
      </style:paragraph-properties>
      <style:text-properties officeooo:paragraph-rsid="004b8245"/>
    </style:style>
    <style:style style:name="P45" style:family="paragraph" style:parent-style-name="Frame_20_contents">
      <style:paragraph-properties fo:text-align="center" style:justify-single-word="false"/>
    </style:style>
    <style:style style:name="P46" style:family="paragraph" style:parent-style-name="Frame_20_contents">
      <style:paragraph-properties fo:text-align="center" style:justify-single-word="false"/>
      <style:text-properties officeooo:paragraph-rsid="00c59199"/>
    </style:style>
    <style:style style:name="P47" style:family="paragraph" style:parent-style-name="Frame_20_contents">
      <style:paragraph-properties fo:text-align="end" style:justify-single-word="false"/>
    </style:style>
    <style:style style:name="P48" style:family="paragraph" style:parent-style-name="Preformatted_20_Text">
      <loext:graphic-properties draw:fill="none"/>
      <style:paragraph-properties fo:margin-left="0cm" fo:margin-right="-0.199cm" fo:margin-top="0cm" fo:margin-bottom="0cm" loext:contextual-spacing="false" fo:text-align="start" style:justify-single-word="false" fo:text-indent="0cm" style:auto-text-indent="false" fo:background-color="transparent" style:vertical-align="bottom"/>
      <style:text-properties officeooo:paragraph-rsid="00cfe899"/>
    </style:style>
    <style:style style:name="P49" style:family="paragraph" style:parent-style-name="Preformatted_20_Text">
      <style:paragraph-properties fo:margin-top="0.049cm" fo:margin-bottom="0cm" loext:contextual-spacing="false" style:writing-mode="page"/>
    </style:style>
    <style:style style:name="P50" style:family="paragraph" style:parent-style-name="Preformatted_20_Text">
      <loext:graphic-properties draw:fill="none"/>
      <style:paragraph-properties fo:margin-left="0cm" fo:margin-right="0.101cm" fo:margin-top="0.049cm" fo:margin-bottom="0cm" loext:contextual-spacing="false" fo:text-align="start" style:justify-single-word="false" fo:text-indent="0cm" style:auto-text-indent="false" fo:background-color="transparent" style:vertical-align="bottom" style:writing-mode="page"/>
      <style:text-properties fo:color="#000000" style:font-name="Liberation Sans" fo:font-size="6pt" fo:font-weight="normal" officeooo:rsid="00b153fa" officeooo:paragraph-rsid="00f9f4fd" fo:background-color="transparent" style:font-name-asian="Nimbus Mono L" style:font-size-asian="6pt" style:font-weight-asian="normal" style:font-name-complex="Liberation Mono" style:font-size-complex="6pt" style:font-weight-complex="normal"/>
    </style:style>
    <style:style style:name="P51" style:family="paragraph" style:parent-style-name="Preformatted_20_Text">
      <style:paragraph-properties fo:margin-left="0.049cm" fo:margin-right="0cm" fo:text-align="start" style:justify-single-word="false" fo:text-indent="0cm" style:auto-text-indent="false" style:writing-mode="page"/>
      <style:text-properties fo:color="#000000" style:font-name="Liberation Sans" fo:font-size="10.5pt" fo:font-weight="bold" officeooo:rsid="00228854" officeooo:paragraph-rsid="010207d7" style:font-name-asian="Nimbus Mono L" style:font-size-asian="10.5pt" style:font-weight-asian="bold" style:font-name-complex="Liberation Mono" style:font-size-complex="10.5pt" style:font-weight-complex="bold"/>
    </style:style>
    <style:style style:name="P52" style:family="paragraph" style:parent-style-name="Preformatted_20_Text">
      <style:paragraph-properties fo:margin-left="0.049cm" fo:margin-right="0cm" fo:text-align="start" style:justify-single-word="false" fo:text-indent="0cm" style:auto-text-indent="false" style:writing-mode="page"/>
      <style:text-properties fo:color="#000000" style:font-name="Liberation Sans" fo:font-size="7pt" fo:font-weight="normal" officeooo:rsid="00228854" officeooo:paragraph-rsid="010207d7" style:font-size-asian="7pt" style:font-weight-asian="normal" style:font-size-complex="7pt" style:font-weight-complex="normal"/>
    </style:style>
    <style:style style:name="P53" style:family="paragraph" style:parent-style-name="Preformatted_20_Text">
      <loext:graphic-properties draw:fill="none"/>
      <style:paragraph-properties fo:margin-left="0.049cm" fo:margin-right="0cm" fo:margin-top="0cm" fo:margin-bottom="0cm" loext:contextual-spacing="false" fo:text-align="start" style:justify-single-word="false" fo:text-indent="0cm" style:auto-text-indent="false" fo:background-color="transparent" style:vertical-align="bottom" style:writing-mode="page"/>
      <style:text-properties fo:color="#000000" style:font-name="Liberation Sans" fo:font-size="7pt" fo:font-weight="bold" officeooo:rsid="00228854" officeooo:paragraph-rsid="010207d7" style:font-name-asian="Nimbus Mono L" style:font-size-asian="7pt" style:font-weight-asian="bold" style:font-name-complex="Liberation Mono" style:font-size-complex="7pt" style:font-weight-complex="bold"/>
    </style:style>
    <style:style style:name="P5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4b8245"/>
    </style:style>
    <style:style style:name="T1" style:family="text">
      <style:text-properties fo:color="#000000" fo:font-weight="normal" officeooo:rsid="0042ecd2" style:font-weight-asian="normal" style:font-weight-complex="normal"/>
    </style:style>
    <style:style style:name="T2" style:family="text">
      <style:text-properties fo:color="#000000" fo:font-weight="normal" officeooo:rsid="0096ceab" style:font-weight-asian="normal" style:font-weight-complex="normal"/>
    </style:style>
    <style:style style:name="T3" style:family="text">
      <style:text-properties fo:color="#000000" style:font-name="Liberation Sans" fo:font-size="8pt" fo:font-weight="bold" officeooo:rsid="00228854" style:font-size-asian="8pt" style:font-weight-asian="bold" style:font-size-complex="8pt" style:font-weight-complex="bold"/>
    </style:style>
    <style:style style:name="T4" style:family="text">
      <style:text-properties fo:color="#000000" style:font-name="Liberation Sans" fo:font-size="8pt" fo:font-weight="bold" officeooo:rsid="0096ceab" style:font-size-asian="8pt" style:font-weight-asian="bold" style:font-size-complex="8pt" style:font-weight-complex="bold"/>
    </style:style>
    <style:style style:name="T5" style:family="text">
      <style:text-properties fo:color="#000000" style:font-name="Liberation Sans" fo:font-size="8pt" fo:font-weight="bold" officeooo:rsid="002f6647" style:font-size-asian="8pt" style:font-weight-asian="bold" style:font-size-complex="8pt" style:font-weight-complex="bold"/>
    </style:style>
    <style:style style:name="T6" style:family="text">
      <style:text-properties fo:color="#000000" style:font-name="Liberation Sans" fo:font-size="8pt" fo:font-weight="normal" officeooo:rsid="002f6647" style:font-size-asian="8pt" style:font-weight-asian="normal" style:font-size-complex="8pt" style:font-weight-complex="normal"/>
    </style:style>
    <style:style style:name="T7" style:family="text">
      <style:text-properties fo:color="#000000" style:font-name="Liberation Sans" fo:font-size="8pt" fo:font-weight="normal" officeooo:rsid="00d7d15a" style:font-size-asian="8pt" style:font-weight-asian="normal" style:font-size-complex="8pt" style:font-weight-complex="normal"/>
    </style:style>
    <style:style style:name="T8" style:family="text">
      <style:text-properties fo:color="#000000" style:font-name="Liberation Sans" fo:font-size="8pt" fo:font-weight="normal" officeooo:rsid="0096ceab" style:font-size-asian="8pt" style:font-weight-asian="normal" style:font-size-complex="8pt" style:font-weight-complex="normal"/>
    </style:style>
    <style:style style:name="T9" style:family="text">
      <style:text-properties fo:color="#000000" style:font-name="Liberation Sans" fo:font-size="8pt" fo:font-weight="normal" officeooo:rsid="005add32" style:font-size-asian="8pt" style:font-weight-asian="normal" style:font-size-complex="8pt" style:font-weight-complex="normal"/>
    </style:style>
    <style:style style:name="T10" style:family="text">
      <style:text-properties fo:color="#000000" style:font-name="Liberation Sans" fo:font-size="8pt" fo:font-weight="normal" officeooo:rsid="0042ecd2" style:font-size-asian="8pt" style:font-weight-asian="normal" style:font-size-complex="8pt" style:font-weight-complex="normal"/>
    </style:style>
    <style:style style:name="T11" style:family="text">
      <style:text-properties fo:color="#000000" style:font-name="Liberation Sans" fo:font-size="8pt" fo:font-weight="normal" officeooo:rsid="007e27ea" style:font-size-asian="8pt" style:font-weight-asian="normal" style:font-size-complex="8pt" style:font-weight-complex="normal"/>
    </style:style>
    <style:style style:name="T12" style:family="text">
      <style:text-properties fo:color="#000000" style:font-name="Liberation Sans" fo:font-size="8pt" fo:font-weight="normal" officeooo:rsid="0038e501" style:font-size-asian="8pt" style:font-weight-asian="normal" style:font-size-complex="8pt" style:font-weight-complex="normal"/>
    </style:style>
    <style:style style:name="T13" style:family="text">
      <style:text-properties fo:color="#000000" style:font-name="Liberation Sans" fo:font-size="8pt" fo:font-weight="normal" officeooo:rsid="00b3a9ef" style:font-size-asian="8pt" style:font-weight-asian="normal" style:font-size-complex="8pt" style:font-weight-complex="normal"/>
    </style:style>
    <style:style style:name="T14" style:family="text">
      <style:text-properties fo:color="#000000" style:font-name="Liberation Sans" fo:font-size="8pt" fo:font-weight="normal" officeooo:rsid="00cc02ac" style:font-size-asian="8pt" style:font-weight-asian="normal" style:font-size-complex="8pt" style:font-weight-complex="normal"/>
    </style:style>
    <style:style style:name="T15" style:family="text">
      <style:text-properties fo:color="#000000" style:font-name="Liberation Sans" fo:font-size="8pt" fo:font-weight="normal" officeooo:rsid="00c79dee" style:font-size-asian="8pt" style:font-weight-asian="normal" style:font-size-complex="8pt" style:font-weight-complex="normal"/>
    </style:style>
    <style:style style:name="T16" style:family="text">
      <style:text-properties fo:color="#000000" style:font-name="Liberation Sans" fo:font-size="8pt" fo:font-weight="normal" officeooo:rsid="00dd4319" style:font-size-asian="8pt" style:font-weight-asian="normal" style:font-size-complex="8pt" style:font-weight-complex="normal"/>
    </style:style>
    <style:style style:name="T17" style:family="text">
      <style:text-properties fo:color="#000000" style:font-name="Liberation Sans" fo:font-size="8pt" fo:font-weight="normal" officeooo:rsid="00d2c11f" style:font-size-asian="8pt" style:font-weight-asian="normal" style:font-size-complex="8pt" style:font-weight-complex="normal"/>
    </style:style>
    <style:style style:name="T18" style:family="text">
      <style:text-properties fo:color="#000000" style:font-name="Liberation Sans" fo:font-size="8pt" fo:font-weight="normal" officeooo:rsid="00cd77da" style:font-size-asian="8pt" style:font-weight-asian="normal" style:font-size-complex="8pt" style:font-weight-complex="normal"/>
    </style:style>
    <style:style style:name="T19" style:family="text">
      <style:text-properties fo:color="#000000" style:font-name="Liberation Sans" fo:font-size="8pt" fo:font-weight="normal" officeooo:rsid="00e343fd" style:font-size-asian="8pt" style:font-weight-asian="normal" style:font-size-complex="8pt" style:font-weight-complex="normal"/>
    </style:style>
    <style:style style:name="T20" style:family="text">
      <style:text-properties fo:color="#000000" style:font-name="Liberation Sans" fo:font-size="6pt" fo:font-weight="normal" officeooo:rsid="0097204b" style:font-name-asian="Nimbus Mono L" style:font-size-asian="6pt" style:font-weight-asian="normal" style:font-name-complex="Liberation Mono" style:font-size-complex="6pt" style:font-weight-complex="normal"/>
    </style:style>
    <style:style style:name="T21" style:family="text">
      <style:text-properties fo:color="#000000" style:font-name="Liberation Sans" fo:font-size="6pt" fo:font-weight="normal" officeooo:rsid="00b153fa" style:font-name-asian="Nimbus Mono L" style:font-size-asian="6pt" style:font-weight-asian="normal" style:font-name-complex="Liberation Mono" style:font-size-complex="6pt" style:font-weight-complex="normal"/>
    </style:style>
    <style:style style:name="T22" style:family="text">
      <style:text-properties fo:color="#000000" style:font-name="Liberation Sans" fo:font-size="6pt" fo:font-weight="normal" officeooo:rsid="0106aaea" style:font-size-asian="6pt" style:font-weight-asian="normal" style:font-size-complex="6pt" style:font-weight-complex="normal"/>
    </style:style>
    <style:style style:name="T23" style:family="text">
      <style:text-properties fo:color="#000000" style:font-name="Liberation Sans" fo:font-size="6pt" fo:font-weight="normal" officeooo:rsid="00b3a9ef" style:font-size-asian="6pt" style:font-weight-asian="normal" style:font-size-complex="6pt" style:font-weight-complex="normal"/>
    </style:style>
    <style:style style:name="T24" style:family="text">
      <style:text-properties fo:color="#000000" style:font-name="Liberation Sans" fo:font-size="6pt" fo:font-weight="normal" officeooo:rsid="00b8505c" style:font-size-asian="6pt" style:font-weight-asian="normal" style:font-size-complex="6pt" style:font-weight-complex="normal"/>
    </style:style>
    <style:style style:name="T25" style:family="text">
      <style:text-properties fo:color="#000000" style:font-name="Liberation Sans" fo:font-size="6pt" fo:font-weight="normal" officeooo:rsid="00da4ac3" style:font-size-asian="6pt" style:font-weight-asian="normal" style:font-size-complex="6pt" style:font-weight-complex="normal"/>
    </style:style>
    <style:style style:name="T26" style:family="text">
      <style:text-properties fo:color="#000000" style:font-name="Liberation Sans" fo:font-size="6pt" style:text-underline-style="solid" style:text-underline-type="double" style:text-underline-width="auto" style:text-underline-color="font-color" fo:font-weight="normal" officeooo:rsid="00a0f54c" style:font-name-asian="Nimbus Mono L" style:font-size-asian="6pt" style:font-weight-asian="normal" style:font-name-complex="Liberation Mono" style:font-size-complex="6pt" style:font-weight-complex="normal"/>
    </style:style>
    <style:style style:name="T27" style:family="text">
      <style:text-properties fo:color="#000000" style:font-name="Liberation Sans" fo:font-size="7pt" fo:font-weight="normal" officeooo:rsid="00d2c11f" style:font-size-asian="7pt" style:font-weight-asian="normal" style:font-size-complex="7pt" style:font-weight-complex="normal"/>
    </style:style>
    <style:style style:name="T28" style:family="text">
      <style:text-properties fo:color="#000000" style:font-name="Liberation Sans" fo:font-size="7pt" fo:font-weight="normal" officeooo:rsid="010a5eaf" style:font-size-asian="7pt" style:font-weight-asian="normal" style:font-size-complex="7pt" style:font-weight-complex="normal"/>
    </style:style>
    <style:style style:name="T29" style:family="text">
      <style:text-properties fo:color="#000000" style:font-name="Liberation Sans" fo:font-size="7pt" style:text-underline-style="none" fo:font-weight="normal" officeooo:rsid="0109cfff" style:font-size-asian="7pt" style:font-weight-asian="normal" style:font-size-complex="7pt" style:font-weight-complex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29f3eb" style:font-weight-asian="normal" style:font-weight-complex="normal"/>
    </style:style>
    <style:style style:name="T32" style:family="text">
      <style:text-properties officeooo:rsid="002f6647"/>
    </style:style>
    <style:style style:name="T33" style:family="text">
      <style:text-properties style:font-name="Liberation Sans" fo:font-size="8pt" style:font-size-asian="8pt" style:font-size-complex="8pt"/>
    </style:style>
    <style:style style:name="T34" style:family="text">
      <style:text-properties style:font-name="Liberation Sans" fo:font-size="8pt" officeooo:rsid="00d2f3b4" style:font-size-asian="8pt" style:font-size-complex="8pt"/>
    </style:style>
    <style:style style:name="T35" style:family="text">
      <style:text-properties style:font-name="Liberation Sans" fo:font-size="8pt" officeooo:rsid="004f19be" style:font-size-asian="8pt" style:font-size-complex="8pt"/>
    </style:style>
    <style:style style:name="T36" style:family="text">
      <style:text-properties style:font-name="Liberation Sans" fo:font-size="8pt" officeooo:rsid="00d936c0" style:font-size-asian="8pt" style:font-size-complex="8pt"/>
    </style:style>
    <style:style style:name="T37" style:family="text">
      <style:text-properties style:font-name="Liberation Sans" fo:font-size="8pt" officeooo:rsid="00cfe899" style:font-size-asian="8pt" style:font-size-complex="8pt"/>
    </style:style>
    <style:style style:name="T38" style:family="text">
      <style:text-properties style:font-name="Liberation Sans" fo:font-size="8pt" officeooo:rsid="00d7d15a" style:font-size-asian="8pt" style:font-size-complex="8pt"/>
    </style:style>
    <style:style style:name="T39" style:family="text">
      <style:text-properties style:font-name="Liberation Sans" fo:font-size="8pt" officeooo:rsid="00d1d8d4" style:font-size-asian="8pt" style:font-size-complex="8pt"/>
    </style:style>
    <style:style style:name="T40" style:family="text">
      <style:text-properties style:font-name="Liberation Sans" fo:font-size="8pt" officeooo:rsid="0042ecd2" style:font-size-asian="8pt" style:font-size-complex="8pt"/>
    </style:style>
    <style:style style:name="T41" style:family="text">
      <style:text-properties style:font-name="Liberation Sans" fo:font-size="8pt" officeooo:rsid="01274abb" style:font-size-asian="8pt" style:font-size-complex="8pt"/>
    </style:style>
    <style:style style:name="T42" style:family="text">
      <style:text-properties style:font-name="Liberation Sans" fo:font-size="8pt" fo:font-weight="normal" officeooo:rsid="006cbde4" style:font-size-asian="8pt" style:font-weight-asian="normal" style:font-size-complex="8pt" style:font-weight-complex="normal"/>
    </style:style>
    <style:style style:name="T43" style:family="text">
      <style:text-properties style:font-name="Liberation Sans" fo:font-size="8pt" fo:font-weight="normal" officeooo:rsid="0097cb37" style:font-size-asian="8pt" style:font-weight-asian="normal" style:font-size-complex="8pt" style:font-weight-complex="normal"/>
    </style:style>
    <style:style style:name="T44" style:family="text">
      <style:text-properties style:font-name="Liberation Sans" fo:font-size="8pt" fo:font-weight="bold" officeooo:rsid="00d9de4e" style:font-size-asian="8pt" style:font-weight-asian="bold" style:font-size-complex="8pt" style:font-weight-complex="bold"/>
    </style:style>
    <style:style style:name="T45" style:family="text">
      <style:text-properties style:font-name="Liberation Sans" fo:font-size="6pt" officeooo:rsid="008eb704" style:font-size-asian="6pt" style:font-size-complex="6pt"/>
    </style:style>
    <style:style style:name="T46" style:family="text">
      <style:text-properties style:font-name="Liberation Sans" fo:font-size="6pt" officeooo:rsid="0095159e" style:font-size-asian="6pt" style:font-size-complex="6pt"/>
    </style:style>
    <style:style style:name="T47" style:family="text">
      <style:text-properties style:font-name="Liberation Sans" fo:font-size="7pt" style:font-size-asian="7pt" style:font-size-complex="7pt"/>
    </style:style>
    <style:style style:name="T48" style:family="text">
      <style:text-properties style:font-name="Liberation Sans" fo:font-size="7pt" officeooo:rsid="01108782" style:font-size-asian="7pt" style:font-size-complex="7pt"/>
    </style:style>
    <style:style style:name="T49" style:family="text">
      <style:text-properties style:font-name="Liberation Sans" fo:font-size="7pt" officeooo:rsid="0111488c" style:font-size-asian="7pt" style:font-size-complex="7pt"/>
    </style:style>
    <style:style style:name="T50" style:family="text">
      <style:text-properties style:font-name="Liberation Sans" fo:font-size="7pt" officeooo:rsid="01291aad" style:font-size-asian="7pt" style:font-size-complex="7pt"/>
    </style:style>
    <style:style style:name="T51" style:family="text">
      <style:text-properties officeooo:rsid="0097204b"/>
    </style:style>
    <style:style style:name="T52" style:family="text">
      <style:text-properties officeooo:rsid="00d0d484"/>
    </style:style>
    <style:style style:name="T53" style:family="text">
      <style:text-properties officeooo:rsid="0029f3eb"/>
    </style:style>
    <style:style style:name="fr1" style:family="graphic" style:parent-style-name="Frame">
      <style:graphic-properties style:vertical-pos="top" style:vertical-rel="paragraph-content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-content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vertical-pos="top" style:vertical-rel="baseline" draw:fill-image-width="0cm" draw:fill-image-height="0cm" fo:padding="0cm" fo:border="none" style:shadow="none" draw:shadow-opacity="100%">
        <style:columns fo:column-count="1" fo:column-gap="0cm"/>
      </style:graphic-properties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rticipante_razao_social" text:name="py3o.objects.participante_razao_social"/>
        <text:user-field-decl office:value-type="string" office:string-value="Participante Endereco completo" text:name="py3o.objects.participante_id.endereco_completo"/>
        <text:user-field-decl office:value-type="string" office:string-value="Nome da empresa" text:name="py3o.o.empresa_id.nome"/>
        <text:user-field-decl office:value-type="string" office:string-value="Nome da fantasia" text:name="py3o.o.empresa_id.fantasia"/>
        <text:user-field-decl office:value-type="string" office:string-value="Razao social" text:name="py3o.o.empresa_id.razao_social"/>
        <text:user-field-decl office:value-type="string" office:string-value="Endereco completo" text:name="py3o.o.empresa_id.endereco_completo"/>
        <text:user-field-decl office:value-type="string" office:string-value="ie" text:name="py3o.o.empresa_id.ie"/>
        <text:user-field-decl office:value-type="string" office:string-value="cnpj_cpf" text:name="py3o.o.empresa_id.cnpj_cpf"/>
        <text:user-field-decl office:value-type="string" office:string-value="Numero" text:name="py3o.o.numero"/>
        <text:user-field-decl office:value-type="string" office:string-value="participante_razao_social" text:name="py3o.o.participante_razao_social"/>
        <text:user-field-decl office:value-type="string" office:string-value="data_hora_emissao" text:name="py3o.o.data_hora_emissao"/>
        <text:user-field-decl office:value-type="string" office:string-value="chave" text:name="py3o.o.chave"/>
        <text:user-field-decl office:value-type="string" office:string-value="Participante Endereco completo" text:name="py3o.o.participante_id.endereco_completo"/>
        <text:user-field-decl office:value-type="string" office:string-value="participante_cnpj_cpf" text:name="py3o.o.participante_cnpj_cpf"/>
        <text:user-field-decl office:value-type="string" office:string-value="desc" text:name="py3o.j.produto_nome"/>
        <text:user-field-decl office:value-type="string" office:string-value="#" text:name="py3o.i"/>
        <text:user-field-decl office:value-type="string" office:string-value="qtd" text:name="py3o.j.quantidade"/>
        <text:user-field-decl office:value-type="string" office:string-value="UND" text:name="py3o.j.unidade_id.codigo"/>
        <text:user-field-decl office:value-type="string" office:string-value="cod" text:name="py3o.j.produto_codigo"/>
        <text:user-field-decl office:value-type="string" office:string-value="Nº serie eq sat" text:name="py3o.o.serie"/>
        <text:user-field-decl office:value-type="string" office:string-value="cfe_code128" text:name="py3o.o.cfe_code128"/>
        <text:user-field-decl office:value-type="string" office:string-value="consulta_qr_code" text:name="py3o.o.configuracoes_pdv.site_consulta_qrcode"/>
        <text:user-field-decl office:value-type="string" office:string-value="site_empresa" text:name="py3o.o.empresa_id.site"/>
        <text:user-field-decl office:value-type="string" office:string-value="valor_pago" text:name="py3o.p.valor"/>
        <text:user-field-decl office:value-type="string" office:string-value="forma_pagamento" text:name="py3o.p.condicao_pagamento_id.forma_pagamento"/>
        <text:user-field-decl office:value-type="string" office:string-value="valor_troco" text:name="py3o.p.troco"/>
      </text:user-field-decls>
      <text:p text:style-name="P54"><text:a xlink:type="simple" xlink:href="py3o://for=%22obj%20in%20objects%22" text:style-name="Internet_20_link" text:visited-style-name="Visited_20_Internet_20_Link"><text:span text:style-name="T34">for="obj in objects"</text:span></text:a></text:p>
      <text:p text:style-name="P44"><text:a xlink:type="simple" xlink:href="py3o://with=%22lang=obj.partner_id.lang%20or%20'pt_BR'%22" text:style-name="Internet_20_link" text:visited-style-name="Visited_20_Internet_20_Link"><text:span text:style-name="T35">with="lang=obj.partner_id.lang or 'pt_BR'"</text:span></text:a></text:p>
      <text:p text:style-name="P41"><text:a xlink:type="simple" xlink:href="py3o://with=%22o=obj.with_context(lang=lang)%22" text:style-name="Internet_20_link" text:visited-style-name="Visited_20_Internet_20_Link"><text:span text:style-name="T36">with="o=obj.with_context(lang=lang)"</text:span></text:a></text:p>
      <text:p text:style-name="P43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 table:style-name="Tabela2.1">
          <table:table-cell table:style-name="Tabela2.A1" table:number-columns-spanned="2" office:value-type="string">
            <text:p text:style-name="P30"><draw:frame draw:style-name="fr1" draw:name="py3o.image(o.empresa_id.logo_cfe, 'jpeg', height='1.5cm', isb64=True)" text:anchor-type="paragraph" svg:width="1.393cm" draw:z-index="4"><draw:text-box fo:min-height="1.326cm"><text:p text:style-name="P47"/></draw:text-box></draw:frame></text:p>
          </table:table-cell>
          <table:covered-table-cell/>
          <table:table-cell table:style-name="Tabela2.A1" table:number-columns-spanned="5" office:value-type="string">
            <text:p text:style-name="P51"><text:user-field-get text:name="py3o.o.empresa_id.fantasia">Nome da fantasia</text:user-field-get></text:p>
            <text:p text:style-name="P52"><text:user-field-get text:name="py3o.o.empresa_id.razao_social">Razao social</text:user-field-get></text:p>
            <text:p text:style-name="P52"><text:user-field-get text:name="py3o.o.empresa_id.endereco_completo">Endereco completo</text:user-field-get></text:p>
            <text:p text:style-name="P53"><text:span text:style-name="T53">CNPJ:</text:span><text:span text:style-name="T31"> </text:span><text:span text:style-name="T31"><text:user-field-get text:name="py3o.o.empresa_id.cnpj_cpf">cnpj_cpf</text:user-field-get></text:span><text:span text:style-name="T30"> <text:s text:c="2"/></text:span><text:span text:style-name="T53">IE:</text:span><text:span text:style-name="T30"> </text:span><text:span text:style-name="T30"><text:user-field-get text:name="py3o.o.empresa_id.ie">ie</text:user-field-get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5"><text:a xlink:type="simple" xlink:href="py3o://if=%22o.situacao_nfe=='cancelada'%22" text:style-name="Internet_20_link" text:visited-style-name="Visited_20_Internet_20_Link"><text:span text:style-name="T37">if="o.situacao_nfe=='cancel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34"><text:span text:style-name="T3">E</text:span><text:span text:style-name="T4">XTRATO</text:span><text:span text:style-name="T5"> N</text:span><text:span text:style-name="T4">º</text:span><text:span text:style-name="T5">:</text:span><text:span text:style-name="T6"> </text:span><text:a xlink:type="simple" xlink:href="py3o://function=%22formatLang(o.num_cfe_cancelamento,%20digits=0)%22" text:style-name="Internet_20_link" text:visited-style-name="Visited_20_Internet_20_Link"><text:span text:style-name="T7">function="formatLang(o.num_cfe_cancelamento, digits=0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3"><text:a xlink:type="simple" xlink:href="py3o:///if" text:style-name="Internet_20_link" text:visited-style-name="Visited_20_Internet_20_Link"><text:span text:style-name="T37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5"><text:a xlink:type="simple" xlink:href="py3o://if=%22o.situacao_nfe=='autorizada'%22" text:style-name="Internet_20_link" text:visited-style-name="Visited_20_Internet_20_Link"><text:span text:style-name="T38">if="o.situacao_nfe=='autoriz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34"><text:span text:style-name="T3">E</text:span><text:span text:style-name="T4">XTRATO</text:span><text:span text:style-name="T5"> N</text:span><text:span text:style-name="T4">º</text:span><text:span text:style-name="T5">:</text:span><text:span text:style-name="T6"> </text:span><text:a xlink:type="simple" xlink:href="py3o://function=%22formatLang(o.numero,%20digits=0)%22" text:style-name="Internet_20_link" text:visited-style-name="Visited_20_Internet_20_Link"><text:span text:style-name="T8">function="formatLang(o.numero, digits=0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3"><text:a xlink:type="simple" xlink:href="py3o:///if" text:style-name="Internet_20_link" text:visited-style-name="Visited_20_Internet_20_Link"><text:span text:style-name="T37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18">CUPOM FISCAL ELETRÔNICO – SA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4"><text:a xlink:type="simple" xlink:href="py3o://if=%22o.situacao_nfe=='cancelada'%22" text:style-name="Internet_20_link" text:visited-style-name="Visited_20_Internet_20_Link"><text:span text:style-name="T37">if="o.situacao_nfe=='cancel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19">CANCEL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1" table:number-columns-spanned="7" office:value-type="string">
            <text:p text:style-name="P35">DADOS DO CUPOM FISCAL ELETRÔNICO CANCEL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48"><text:a xlink:type="simple" xlink:href="py3o:///if" text:style-name="Internet_20_link" text:visited-style-name="Visited_20_Internet_20_Link"><text:span text:style-name="T37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4"><text:a xlink:type="simple" xlink:href="py3o://if=%22o.situacao_nfe=='autorizada'%22" text:style-name="Internet_20_link" text:visited-style-name="Visited_20_Internet_20_Link"><text:span text:style-name="T39">if="o.situacao_nfe=='autoriz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table:number-columns-spanned="7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table:number-columns-spanned="7" office:value-type="string">
            <text:p text:style-name="P3"><text:a xlink:type="simple" xlink:href="py3o:///if" text:style-name="Internet_20_link" text:visited-style-name="Visited_20_Internet_20_Link"><text:span text:style-name="T37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table:number-columns-spanned="7" office:value-type="string">
            <text:p text:style-name="P1"><text:a xlink:type="simple" xlink:href="py3o://if=%22o.participante_cnpj_cpf%22" text:style-name="Internet_20_link" text:visited-style-name="Visited_20_Internet_20_Link"><text:span text:style-name="T9">if="o.participante_cnpj_cpf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7" table:number-columns-spanned="7" office:value-type="string">
            <text:p text:style-name="P37"><text:span text:style-name="T1">CNPJ/CPF </text:span><text:span text:style-name="T2">DO CONSUMIDOR</text:span><text:span text:style-name="T1">: </text:span><text:span text:style-name="T1"><text:user-field-get text:name="py3o.o.participante_cnpj_cpf">participante_cnpj_cpf</text:user-field-get></text:span></text:p>
            <text:p text:style-name="P37"><text:span text:style-name="T1">Razão Social/Nome: </text:span><text:span text:style-name="T1"><text:user-field-get text:name="py3o.o.participante_razao_social">participante_razao_social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table:number-columns-spanned="7" office:value-type="string">
            <text:p text:style-name="P1"><text:a xlink:type="simple" xlink:href="py3o:///if" text:style-name="Internet_20_link" text:visited-style-name="Visited_20_Internet_20_Link"><text:span text:style-name="T10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table:number-columns-spanned="7" office:value-type="string">
            <text:p text:style-name="P4"><text:a xlink:type="simple" xlink:href="py3o://if=%22o.situacao_nfe=='autorizada'%22" text:style-name="Internet_20_link" text:visited-style-name="Visited_20_Internet_20_Link"><text:span text:style-name="T39">if="o.situacao_nfe=='autoriz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0">
          <table:table-cell table:style-name="Tabela2.A1" table:number-columns-spanned="7" office:value-type="string">
            <text:p text:style-name="P17">#|COD|DESC <text:s text:c="21"/>|QTD|UN| VL UN R$|(VLTR R$)*| VL ITEM R$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6"><text:a xlink:type="simple" xlink:href="py3o://for=%22i,%20j%20in%20enumerate(o.item_ids,%20start=1)%22" text:style-name="Internet_20_link" text:visited-style-name="Visited_20_Internet_20_Link"><text:span text:style-name="T11">for="i, j in enumerate(o.item_ids, start=1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table-cell table:style-name="Tabela2.A2" office:value-type="string">
            <text:p text:style-name="P49"><text:span text:style-name="T21"><text:user-field-get text:name="py3o.i">#</text:user-field-get></text:span><text:span text:style-name="T21"> </text:span><text:span text:style-name="T21"><text:print-time style:data-style-name="N0"/></text:span><text:span text:style-name="T21"><text:user-field-get text:name="py3o.j.produto_codigo">cod</text:user-field-get></text:span><text:span text:style-name="T21"> </text:span></text:p>
          </table:table-cell>
          <table:table-cell table:style-name="Tabela2.B22" table:number-columns-spanned="4" office:value-type="string">
            <text:p text:style-name="P50"><text:user-field-get text:name="py3o.j.produto_nome">desc</text:user-field-get></text:p>
          </table:table-cell>
          <table:covered-table-cell/>
          <table:covered-table-cell/>
          <table:covered-table-cell/>
          <table:table-cell table:style-name="Tabela2.A2" office:value-type="string">
            <text:p text:style-name="P11"><text:span text:style-name="T20"><text:user-field-get text:name="py3o.j.quantidade">qtd</text:user-field-get></text:span><text:span text:style-name="T20"> </text:span><text:span text:style-name="T20"><text:user-field-get text:name="py3o.j.unidade_id.codigo">UND</text:user-field-get></text:span><text:span text:style-name="T20"> X </text:span><text:a xlink:type="simple" xlink:href="py3o://function=%22formatLang(j.vr_unitario,%20monetary=True)%20+%20'%20(%20'%20+%20formatLang(j.vr_ibpt,%20monetary=True)%20+%20')'%22" text:style-name="Internet_20_link" text:visited-style-name="Visited_20_Internet_20_Link"><text:span text:style-name="T26">function="formatLang(j.vr_unitario, monetary=True) + ' ( ' + formatLang(j.vr_ibpt, monetary=True) + ')'"</text:span></text:a></text:p>
          </table:table-cell>
          <table:table-cell table:style-name="Tabela2.A2" office:value-type="string">
            <text:p text:style-name="P10"><text:span text:style-name="T45"><text:s text:c="2"/></text:span><text:a xlink:type="simple" xlink:href="py3o://function=%22formatLang(j.vr_nf,%20monetary=True)%22" text:style-name="Internet_20_link" text:visited-style-name="Visited_20_Internet_20_Link"><text:span text:style-name="T46">function="formatLang(j.vr_nf, monetary=True)"</text:span></text:a></text:p>
          </table:table-cell>
        </table:table-row>
        <table:table-row>
          <table:table-cell table:style-name="Tabela2.A2" table:number-columns-spanned="7" office:value-type="string">
            <text:p text:style-name="P6"><text:a xlink:type="simple" xlink:href="py3o:///for" text:style-name="Internet_20_link" text:visited-style-name="Visited_20_Internet_20_Link"><text:span text:style-name="T12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4">
          <table:table-cell table:style-name="Tabela2.A11" table:number-columns-spanned="3" office:value-type="string">
            <text:p text:style-name="P21">TOTAL <text:span text:style-name="T51">R$</text:span></text:p>
          </table:table-cell>
          <table:covered-table-cell/>
          <table:covered-table-cell/>
          <table:table-cell table:style-name="Tabela2.A11" table:number-columns-spanned="4" office:value-type="string">
            <text:p text:style-name="P12"><text:span text:style-name="T42"><text:s/></text:span><text:a xlink:type="simple" xlink:href="py3o://function=%22formatLang(o.vr_nf,%20monetary=True)%22" text:style-name="Internet_20_link" text:visited-style-name="Visited_20_Internet_20_Link"><text:span text:style-name="T43">function="formatLang(o.vr_nf, monetary=True)"</text:span></text:a></text:p>
          </table:table-cell>
          <table:covered-table-cell/>
          <table:covered-table-cell/>
          <table:covered-table-cell/>
        </table:table-row>
        <table:table-row table:style-name="Tabela2.25">
          <table:table-cell table:style-name="Tabela2.A25" table:number-columns-spanned="7" office:value-type="string">
            <text:p text:style-name="P6"><text:a xlink:type="simple" xlink:href="py3o://for=%22p%20in%20o.pagamento_ids%22" text:style-name="Internet_20_link" text:visited-style-name="Visited_20_Internet_20_Link"><text:span text:style-name="T22">for="p in o.pagamento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6">
          <table:table-cell table:style-name="Tabela2.A2" table:number-columns-spanned="4" office:value-type="string">
            <text:p text:style-name="P7"><text:span text:style-name="T28"><text:s/></text:span><text:a xlink:type="simple" xlink:href="py3o://function=%22meio_pagamento(p.condicao_pagamento_id.forma_pagamento)%22" text:style-name="Internet_20_link" text:visited-style-name="Visited_20_Internet_20_Link">function="meio_pagamento(p.condicao_pagamento_id.forma_pagamento)"</text:a><text:bookmark text:name="__DdeLink__557_1842548441"/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13"><text:span text:style-name="T29"><text:s/></text:span><text:a xlink:type="simple" xlink:href="py3o://function=%22formatLang(p.valor,%20monetary=True)%22" text:style-name="Internet_20_link" text:visited-style-name="Visited_20_Internet_20_Link"><text:span text:style-name="T47">function="formatLang(p.valor, monetary=True)"</text:span></text:a></text:p>
          </table:table-cell>
          <table:covered-table-cell/>
          <table:covered-table-cell/>
        </table:table-row>
        <table:table-row table:style-name="Tabela2.27">
          <table:table-cell table:style-name="Tabela2.A28" table:number-columns-spanned="7" office:value-type="string">
            <text:p text:style-name="P6"><text:a xlink:type="simple" xlink:href="py3o:///for" text:style-name="Internet_20_link" text:visited-style-name="Visited_20_Internet_20_Link"><text:span text:style-name="T22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8">
          <table:table-cell table:style-name="Tabela2.A28" table:number-columns-spanned="7" office:value-type="string">
            <text:p text:style-name="P8"><text:a xlink:type="simple" xlink:href="py3o://if=%22o.vr_troco%22" text:style-name="Internet_20_link" text:visited-style-name="Visited_20_Internet_20_Link"><text:span text:style-name="T50">if="o.vr_troc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9">
          <table:table-cell table:style-name="Tabela2.A2" table:number-columns-spanned="4" office:value-type="string">
            <text:p text:style-name="P39"><text:s/>Troco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14"><text:span text:style-name="T48"><text:s/></text:span><text:a xlink:type="simple" xlink:href="py3o://function=%22formatLang(o.vr_troco,%20monetary=True)%22" text:style-name="Internet_20_link" text:visited-style-name="Visited_20_Internet_20_Link"><text:span text:style-name="T48">function="formatLang(o.vr_troco, monetary=True)"</text:span></text:a></text:p>
          </table:table-cell>
          <table:covered-table-cell/>
          <table:covered-table-cell/>
        </table:table-row>
        <table:table-row table:style-name="Tabela2.30">
          <table:table-cell table:style-name="Tabela2.A30" table:number-columns-spanned="7" office:value-type="string">
            <text:p text:style-name="P8"><text:a xlink:type="simple" xlink:href="py3o:///if" text:style-name="Internet_20_link" text:visited-style-name="Visited_20_Internet_20_Link"><text:span text:style-name="T49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1">
          <table:table-cell table:style-name="Tabela2.A31" table:number-columns-spanned="7" office:value-type="string">
            <text:p text:style-name="P20">DADOS PARA ENTREGA</text:p>
            <text:p text:style-name="P22">Endereço: <text:user-field-get text:name="py3o.objects.participante_id.endereco_completo">Participante Endereco completo</text:user-field-get></text:p>
            <text:p text:style-name="P22">Destinatário: <text:span text:style-name="T32"><text:user-field-get text:name="py3o.objects.participante_razao_social">participante_razao_social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2">
          <table:table-cell table:style-name="Tabela2.A1" table:number-columns-spanned="7" office:value-type="string">
            <text:p text:style-name="P22">OBSERVAÇÕES DO CONTRIBUINTE</text:p>
            <text:p text:style-name="P29">* Valor aproximado dos tributos fonte:IBPT</text:p>
            <text:p text:style-name="P9"><text:span text:style-name="T12"><text:s/></text:span><text:a xlink:type="simple" xlink:href="py3o://function=%22o._monta_informacoes_adicionais()%20or%20''%22" text:style-name="Internet_20_link" text:visited-style-name="Visited_20_Internet_20_Link"><text:span text:style-name="T19">function="o._monta_informacoes_adicionais() or '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3">
          <table:table-cell table:style-name="Tabela2.A2" table:number-columns-spanned="7" office:value-type="string">
            <text:p text:style-name="P3"><text:a xlink:type="simple" xlink:href="py3o:///if" text:style-name="Internet_20_link" text:visited-style-name="Visited_20_Internet_20_Link"><text:span text:style-name="T37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4">
          <table:table-cell table:style-name="Tabela2.A2" table:number-columns-spanned="7" office:value-type="string">
            <text:p text:style-name="P23"/>
            <text:p text:style-name="P23">SAT Nº: <text:user-field-get text:name="py3o.o.serie">Nº serie eq sat</text:user-field-get></text:p>
            <text:p text:style-name="P31"><text:span text:style-name="T13"><text:s/></text:span><text:a xlink:type="simple" xlink:href="py3o://function=%22format_date(o.data_hora_emissao,%20'%25d/%25m/%25Y%20%25H:%25M:%25S')%22" text:style-name="Internet_20_link" text:visited-style-name="Visited_20_Internet_20_Link"><text:span text:style-name="T14">function="format_date(o.data_hora_emissao, '%d/%m/%Y %H:%M:%S')"</text:span></text:a></text:p>
            <text:p text:style-name="P31"><text:span text:style-name="T23"><text:s/></text:span><text:a xlink:type="simple" xlink:href="py3o://function=%22'%20'.join(ChaveCFeSAT('CFe'%20+%20o.chave).partes())%22" text:style-name="Internet_20_link" text:visited-style-name="Visited_20_Internet_20_Link"><text:span text:style-name="T24">function="' '.join(ChaveCFeSAT('CFe' + o.chave).partes()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5">
          <table:table-cell table:style-name="Tabela2.A2" table:number-columns-spanned="7" office:value-type="string">
            <text:p text:style-name="P23"><draw:frame draw:style-name="fr2" draw:name="py3o.image(o.cfe_code128, 'png', isb64=True)" text:anchor-type="as-char" svg:width="7.197cm" svg:height="0.836cm" draw:z-index="0"><draw:text-box><text:p text:style-name="P46"/></draw:text-box></draw:frame></text:p>
            <text:p text:style-name="P23"><draw:frame draw:style-name="fr3" draw:name="py3o.image(o.cfe_qrcode, 'png',isb64=True)" text:anchor-type="as-char" svg:width="3.161cm" svg:height="3.228cm" draw:z-index="1"><draw:text-box><text:p text:style-name="P45"/></draw:text-box></draw:frame></text:p>
            <text:p text:style-name="P32"><text:a xlink:type="simple" xlink:href="py3o://if=%22o.configuracoes_pdv%22" text:style-name="Internet_20_link" text:visited-style-name="Visited_20_Internet_20_Link"><text:span text:style-name="T15">if="o.configuracoes_pdv"</text:span></text:a></text:p>
            <text:p text:style-name="P25">Consultar o QR code no site: <text:user-field-get text:name="py3o.o.configuracoes_pdv.site_consulta_qrcode">consulta_qr_code</text:user-field-get></text:p>
            <text:p text:style-name="P15"><text:a xlink:type="simple" xlink:href="py3o:///if" text:style-name="Internet_20_link" text:visited-style-name="Visited_20_Internet_20_Link"><text:span text:style-name="T40">/if</text:span></text:a></text:p>
            <text:p text:style-name="P27"><text:user-field-get text:name="py3o.o.empresa_id.site">site_empres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6">
          <table:table-cell table:style-name="Tabela2.A2" table:number-columns-spanned="7" office:value-type="string">
            <text:p text:style-name="P2"><text:a xlink:type="simple" xlink:href="py3o://if=%22o.situacao_nfe=='cancelada'%22" text:style-name="Internet_20_link" text:visited-style-name="Visited_20_Internet_20_Link"><text:span text:style-name="T44">if="o.situacao_nfe=='cancel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7">
          <table:table-cell table:style-name="Tabela2.A2" table:number-columns-spanned="7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1" table:number-columns-spanned="7" office:value-type="string">
            <text:p text:style-name="P35">DADOS DO CUPOM FISCAL ELETRÔNICO <text:span text:style-name="T52">DE CANCELAMENT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9">
          <table:table-cell table:style-name="Tabela2.A2" table:number-columns-spanned="7" office:value-type="string">
            <text:p text:style-name="P24"/>
            <text:p text:style-name="P24">SAT Nº: <text:user-field-get text:name="py3o.o.serie">Nº serie eq sat</text:user-field-get></text:p>
            <text:p text:style-name="P33"><text:a xlink:type="simple" xlink:href="py3o://if=%22o.data_hora_cancelamento%22" text:style-name="Internet_20_link" text:visited-style-name="Visited_20_Internet_20_Link"><text:span text:style-name="T16">if="o.data_hora_cancelamento"</text:span></text:a></text:p>
            <text:p text:style-name="P33"><text:span text:style-name="T13"><text:s/></text:span><text:a xlink:type="simple" xlink:href="py3o://function=%22format_date(o.data_hora_cancelamento,%20'%25d/%25m/%25Y%20%25H:%25M:%25S')%22" text:style-name="Internet_20_link" text:visited-style-name="Visited_20_Internet_20_Link"><text:span text:style-name="T17">function="format_date(o.data_hora_cancelamento, '%d/%m/%Y %H:%M:%S')"</text:span></text:a></text:p>
            <text:p text:style-name="P33"><text:a xlink:type="simple" xlink:href="py3o:///if" text:style-name="Internet_20_link" text:visited-style-name="Visited_20_Internet_20_Link"><text:span text:style-name="T27">/if</text:span></text:a></text:p>
            <text:p text:style-name="P33"><text:span text:style-name="T23"><text:s/></text:span><text:a xlink:type="simple" xlink:href="py3o://function=%22'%20'.join(ChaveCFeSAT('CFe'+o.chave_cancelamento).partes())%22" text:style-name="Internet_20_link" text:visited-style-name="Visited_20_Internet_20_Link"><text:span text:style-name="T25">function="' '.join(ChaveCFeSAT('CFe'+o.chave_cancelamento).partes()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0">
          <table:table-cell table:style-name="Tabela2.A2" table:number-columns-spanned="7" office:value-type="string">
            <text:p text:style-name="P24"><draw:frame draw:style-name="fr2" draw:name="py3o.image(o.cfe_cancelamento_code128, 'png', isb64=True)" text:anchor-type="as-char" svg:width="7.176cm" svg:height="0.847cm" draw:z-index="2"><draw:text-box><text:p text:style-name="P46"/></draw:text-box></draw:frame></text:p>
            <text:p text:style-name="P24"><draw:frame draw:style-name="fr4" draw:name="py3o.image(o.cfe_cancelamento_qrcode, 'png',isb64=True)" text:anchor-type="as-char" svg:width="3.254cm" svg:height="3.122cm" draw:z-index="3"><draw:text-box><text:p text:style-name="P45"/></draw:text-box></draw:frame></text:p>
            <text:p text:style-name="P33"><text:a xlink:type="simple" xlink:href="py3o://if=%22o.configuracoes_pdv%22" text:style-name="Internet_20_link" text:visited-style-name="Visited_20_Internet_20_Link"><text:span text:style-name="T15">if="o.configuracoes_pdv"</text:span></text:a></text:p>
            <text:p text:style-name="P26">Consultar o QR code no site: <text:user-field-get text:name="py3o.o.configuracoes_pdv.site_consulta_qrcode">consulta_qr_code</text:user-field-get></text:p>
            <text:p text:style-name="P16"><text:a xlink:type="simple" xlink:href="py3o:///if" text:style-name="Internet_20_link" text:visited-style-name="Visited_20_Internet_20_Link"><text:span text:style-name="T40">/if</text:span></text:a></text:p>
            <text:p text:style-name="P28"><text:user-field-get text:name="py3o.o.empresa_id.site">site_empres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1">
          <table:table-cell table:style-name="Tabela2.A2" table:number-columns-spanned="7" office:value-type="string">
            <text:p text:style-name="P33"><text:a xlink:type="simple" xlink:href="py3o:///if" text:style-name="Internet_20_link" text:visited-style-name="Visited_20_Internet_20_Link"><text:span text:style-name="T18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2"><text:a xlink:type="simple" xlink:href="py3o:///with" text:style-name="Internet_20_link" text:visited-style-name="Visited_20_Internet_20_Link"><text:span text:style-name="T33">/with</text:span></text:a></text:p>
      <text:p text:style-name="P40"><text:a xlink:type="simple" xlink:href="py3o:///with" text:style-name="Internet_20_link" text:visited-style-name="Visited_20_Internet_20_Link"><text:span text:style-name="T33">/with</text:span></text:a></text:p>
      <text:p text:style-name="P44"><text:a xlink:type="simple" xlink:href="py3o:///for" text:style-name="Internet_20_link" text:visited-style-name="Visited_20_Internet_20_Link"><text:span text:style-name="T4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cfe" xlink:href="Pictures/100002010000011F0000063680020C693F67D91C.png" xlink:type="simple" xlink:show="embed" xlink:actuate="onLoad"/>
    <draw:marker draw:name="Symmetric_20_Arrow" draw:display-name="Symmetric Arrow" svg:viewBox="0 0 1131 902" svg:d="M564 0l-564 902h1131z"/>
    <draw:stroke-dash draw:name="Line_20_with_20_Fine_20_Dots" draw:display-name="Line with Fine Dots" draw:style="rect" draw:dots1="1" draw:dots1-length="2.007cm" draw:dots2="10" draw:distance="0.153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vertical-align="bottom"/>
      <style:text-properties style:font-name="Liberation Mono" fo:font-family="'Liberation Mono'" style:font-family-generic="modern" style:font-pitch="fixed" fo:font-size="10pt" fo:background-color="transparen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loext:contextual-spacing="false" style:page-number="auto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10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ado_20_campo" style:display-name="Dado campo" style:family="paragraph" style:parent-style-name="Standard">
      <style:paragraph-properties fo:margin-top="0.03cm" fo:margin-bottom="0cm" loext:contextual-spacing="false" style:writing-mode="page">
        <style:tab-stops/>
      </style:paragraph-properties>
      <style:text-properties fo:font-size="9pt" style:font-size-asian="10.5pt"/>
    </style:style>
    <style:style style:name="Dado_20_chave" style:display-name="Dado chave" style:family="paragraph" style:parent-style-name="Standard" style:master-page-name="">
      <style:paragraph-properties fo:margin-top="0.049cm" fo:margin-bottom="0cm" loext:contextual-spacing="false" fo:text-align="center" style:justify-single-word="false" style:page-number="auto" style:writing-mode="page"/>
      <style:text-properties fo:font-size="7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999cm" fo:page-height="39.389cm" style:num-format="1" style:print-orientation="portrait" fo:margin-top="0.101cm" fo:margin-bottom="0cm" fo:margin-left="0.101cm" fo:margin-right="0.305cm" style:shadow="none" fo:background-color="transparent" style:writing-mode="lr-tb" draw:fill="none" draw:fill-color="#729fcf" draw:fill-image-name="cf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.999cm" fo:page-height="40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2-28T19:10:06.523109032</dc:date>
    <meta:editing-duration>PT16H7M52S</meta:editing-duration>
    <meta:editing-cycles>259</meta:editing-cycles>
    <meta:document-statistic meta:table-count="1" meta:image-count="0" meta:object-count="0" meta:page-count="1" meta:paragraph-count="75" meta:word-count="185" meta:character-count="2052" meta:non-whitespace-character-count="1901"/>
  </office:meta>
</office:document-meta>
</file>